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JetBrains Mono" fo:font-size="9.80000019073486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 fo:font-size="9.80000019073486pt"/>
    </style:style>
    <style:style style:name="T3" style:family="text">
      <style:text-properties style:font-name="JetBrains Mono" fo:font-size="9.80000019073486pt"/>
    </style:style>
    <style:style style:name="T4" style:family="text">
      <style:text-properties style:font-name="JetBrains Mono" fo:font-size="9.80000019073486pt" fo:font-style="italic"/>
    </style:style>
    <style:style style:name="T5" style:family="text">
      <style:text-properties fo:color="#ffc66d" style:font-name="JetBrains Mono" fo:font-size="9.80000019073486pt"/>
    </style:style>
    <style:style style:name="T6" style:family="text">
      <style:text-properties fo:color="#9876aa" style:font-name="JetBrains Mono" fo:font-size="9.80000019073486pt"/>
    </style:style>
    <style:style style:name="T7" style:family="text">
      <style:text-properties fo:color="#9876aa" style:font-name="JetBrains Mono" fo:font-size="9.80000019073486pt" fo:font-style="italic"/>
    </style:style>
    <style:style style:name="T8" style:family="text">
      <style:text-properties fo:color="#6a8759" style:font-name="JetBrains Mono" fo:font-size="9.80000019073486pt"/>
    </style:style>
    <style:style style:name="T9" style:family="text">
      <style:text-properties fo:color="#6897bb" style:font-name="JetBrains Mono" fo:font-size="9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5_1649931449"/>//</text:p>
      <text:p text:style-name="P1">// Source code recreated from a .class file by IntelliJ IDEA</text:p>
      <text:p text:style-name="P1">// (powered by FernFlower decompiler)</text:p>
      <text:p text:style-name="P1">//</text:p>
      <text:p text:style-name="P2"><text:span text:style-name="T1">package </text:span>com.astontech<text:span text:style-name="T1">;</text:span></text:p>
      <text:p text:style-name="P2"><text:span text:style-name="T1">import </text:span>java.util.ArrayList<text:span text:style-name="T1">;</text:span></text:p>
      <text:p text:style-name="P2"><text:span text:style-name="T1">import </text:span>java.util.Date<text:span text:style-name="T1">;</text:span></text:p>
      <text:p text:style-name="P2"><text:span text:style-name="T1">import </text:span>java.util.Iterator<text:span text:style-name="T1">;</text:span></text:p>
      <text:p text:style-name="P2"><text:span text:style-name="T1">import </text:span>java.util.List<text:span text:style-name="T1">;</text:span></text:p>
      <text:p text:style-name="P2"><text:span text:style-name="T1">import </text:span>java.util.Scanner<text:span text:style-name="T1">;</text:span></text:p>
      <text:p text:style-name="P2"><text:span text:style-name="T1">public class </text:span>Main {</text:p>
      <text:p text:style-name="P3"><text:s text:c="4"/><text:span text:style-name="T2">public </text:span><text:span text:style-name="T5">Main</text:span><text:span text:style-name="T3">() {</text:span></text:p>
      <text:p text:style-name="P3"><text:s text:c="4"/><text:span text:style-name="T3">}</text:span></text:p>
      <text:p text:style-name="P3"><text:s text:c="4"/><text:span text:style-name="T2">public static void </text:span><text:span text:style-name="T5">main</text:span><text:span text:style-name="T3">(String[] args) {</text:span></text:p>
      <text:p text:style-name="P3"><text:s text:c="8"/><text:span text:style-name="T2">try </text:span><text:span text:style-name="T3">{</text:span></text:p>
      <text:p text:style-name="P3"><text:s text:c="12"/><text:span text:style-name="T4">LessonExceptions</text:span><text:span text:style-name="T3">()</text:span><text:span text:style-name="T2">;</text:span></text:p>
      <text:p text:style-name="P3"><text:span text:style-name="T1"><text:s text:c="8"/></text:span><text:span text:style-name="T3">} </text:span><text:span text:style-name="T2">catch </text:span><text:span text:style-name="T3">(Exception var2) {</text:span></text:p>
      <text:p text:style-name="P3"><text:s text:c="12"/><text:span text:style-name="T3">System.</text:span><text:span text:style-name="T7">out</text:span><text:span text:style-name="T3">.println(var2.toString()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3"><text:s text:c="4"/><text:span text:style-name="T2">private static void </text:span><text:span text:style-name="T5">LessonExceptions</text:span><text:span text:style-name="T3">() </text:span><text:span text:style-name="T2">throws </text:span><text:span text:style-name="T3">Exception {</text:span></text:p>
      <text:p text:style-name="P3"><text:s text:c="8"/><text:span text:style-name="T3">String firstNam3 = </text:span><text:span text:style-name="T8">"Connor"</text:span><text:span text:style-name="T2">;</text:span></text:p>
      <text:p text:style-name="P3"><text:span text:style-name="T1"><text:s text:c="8"/></text:span><text:span text:style-name="T2">try </text:span><text:span text:style-name="T3">{</text:span></text:p>
      <text:p text:style-name="P3"><text:s text:c="12"/><text:span text:style-name="T2">int </text:span><text:span text:style-name="T3">x3 = Integer.</text:span><text:span text:style-name="T4">parseInt</text:span><text:span text:style-name="T3">(firstNam3)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(</text:span><text:span text:style-name="T8">"Integer value: "</text:span><text:span text:style-name="T3">)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ln(x3)</text:span><text:span text:style-name="T2">;</text:span></text:p>
      <text:p text:style-name="P3"><text:span text:style-name="T1"><text:s text:c="8"/></text:span><text:span text:style-name="T3">} </text:span><text:span text:style-name="T2">catch </text:span><text:span text:style-name="T3">(Exception var2) {</text:span></text:p>
      <text:p text:style-name="P3"><text:s text:c="12"/><text:span text:style-name="T2">throw new </text:span><text:span text:style-name="T3">Exception(</text:span><text:span text:style-name="T8">"A custom exception from LessonExceptions method."</text:span><text:span text:style-name="T2">, </text:span><text:span text:style-name="T3">var2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3"><text:s text:c="4"/><text:span text:style-name="T2">private static void </text:span><text:span text:style-name="T5">LessonFlowControl</text:span><text:span text:style-name="T3">() {</text:span></text:p>
      <text:p text:style-name="P3"><text:s text:c="8"/><text:span text:style-name="T3">String name = </text:span><text:span text:style-name="T8">"Robert"</text:span><text:span text:style-name="T2">;</text:span></text:p>
      <text:p text:style-name="P3"><text:span text:style-name="T1"><text:s text:c="8"/></text:span><text:span text:style-name="T2">if </text:span><text:span text:style-name="T3">(name.equals(</text:span><text:span text:style-name="T8">"Connor"</text:span><text:span text:style-name="T3">)) {</text:span></text:p>
      <text:p text:style-name="P3"><text:s text:c="12"/><text:span text:style-name="T3">System.</text:span><text:span text:style-name="T7">out</text:span><text:span text:style-name="T3">.println(</text:span><text:span text:style-name="T8">"That's my name!"</text:span><text:span text:style-name="T3">)</text:span><text:span text:style-name="T2">;</text:span></text:p>
      <text:p text:style-name="P3"><text:span text:style-name="T1"><text:s text:c="8"/></text:span><text:span text:style-name="T3">} </text:span><text:span text:style-name="T2">else </text:span><text:span text:style-name="T3">{</text:span></text:p>
      <text:p text:style-name="P3"><text:s text:c="12"/><text:span text:style-name="T3">System.</text:span><text:span text:style-name="T7">out</text:span><text:span text:style-name="T3">.println(</text:span><text:span text:style-name="T8">"That's not my name"</text:span><text:span text:style-name="T3">)</text:span><text:span text:style-name="T2">;</text:span></text:p>
      <text:p text:style-name="P3"><text:span text:style-name="T1"><text:s text:c="12"/></text:span><text:span text:style-name="T2">if </text:span><text:span text:style-name="T3">(name.length() == </text:span><text:span text:style-name="T9">6</text:span><text:span text:style-name="T3">) {</text:span></text:p>
      <text:p text:style-name="P3"><text:s text:c="16"/><text:span text:style-name="T3">System.</text:span><text:span text:style-name="T7">out</text:span><text:span text:style-name="T3">.println(</text:span><text:span text:style-name="T8">"Right Length though"</text:span><text:span text:style-name="T3">)</text:span><text:span text:style-name="T2">;</text:span></text:p>
      <text:p text:style-name="P3"><text:span text:style-name="T1"><text:s text:c="12"/></text:span><text:span text:style-name="T3">} </text:span><text:span text:style-name="T2">else if </text:span><text:span text:style-name="T3">(name.length() &lt; </text:span><text:span text:style-name="T9">6</text:span><text:span text:style-name="T3">) {</text:span></text:p>
      <text:p text:style-name="P3"><text:s text:c="16"/><text:span text:style-name="T3">System.</text:span><text:span text:style-name="T7">out</text:span><text:span text:style-name="T3">.println(</text:span><text:span text:style-name="T8">"Too short!"</text:span><text:span text:style-name="T3">)</text:span><text:span text:style-name="T2">;</text:span></text:p>
      <text:p text:style-name="P3"><text:span text:style-name="T1"><text:s text:c="12"/></text:span><text:span text:style-name="T3">} </text:span><text:span text:style-name="T2">else if </text:span><text:span text:style-name="T3">(name.length() &gt; </text:span><text:span text:style-name="T9">6</text:span><text:span text:style-name="T3">) {</text:span></text:p>
      <text:p text:style-name="P3"><text:s text:c="16"/><text:span text:style-name="T3">System.</text:span><text:span text:style-name="T7">out</text:span><text:span text:style-name="T3">.println(</text:span><text:span text:style-name="T8">"Too Long"</text:span><text:span text:style-name="T3">)</text:span><text:span text:style-name="T2">;</text:span></text:p>
      <text:p text:style-name="P3"><text:span text:style-name="T1"><text:s text:c="12"/></text:span><text:span text:style-name="T3">}</text:span></text:p>
      <text:p text:style-name="P3"><text:s text:c="8"/><text:span text:style-name="T3">}</text:span></text:p>
      <text:p text:style-name="P3"><text:s text:c="8"/><text:span text:style-name="T2">byte </text:span><text:span text:style-name="T3">var2 = -</text:span><text:span text:style-name="T9">1</text:span><text:span text:style-name="T2">;</text:span></text:p>
      <text:p text:style-name="P3"><text:span text:style-name="T1"><text:s text:c="8"/></text:span><text:span text:style-name="T2">switch</text:span><text:span text:style-name="T3">(name.hashCode()) {</text:span></text:p>
      <text:p text:style-name="P3"><text:s text:c="8"/><text:span text:style-name="T2">case </text:span><text:span text:style-name="T3">-</text:span><text:span text:style-name="T9">1841845854</text:span><text:span text:style-name="T3">:</text:span></text:p>
      <text:p text:style-name="P3"><text:s text:c="12"/><text:span text:style-name="T2">if </text:span><text:span text:style-name="T3">(name.equals(</text:span><text:span text:style-name="T8">"Robert"</text:span><text:span text:style-name="T3">)) {</text:span></text:p>
      <text:p text:style-name="P3"><text:s text:c="16"/><text:span text:style-name="T3">var2 = </text:span><text:span text:style-name="T9">2</text:span><text:span text:style-name="T2">;</text:span></text:p>
      <text:p text:style-name="P3"><text:span text:style-name="T1"><text:s text:c="12"/></text:span><text:span text:style-name="T3">}</text:span></text:p>
      <text:p text:style-name="P3"><text:s text:c="12"/><text:span text:style-name="T2">break;</text:span></text:p>
      <text:p text:style-name="P3"><text:span text:style-name="T1"><text:s text:c="8"/></text:span><text:span text:style-name="T2">case </text:span><text:span text:style-name="T9">66965</text:span><text:span text:style-name="T3">:</text:span></text:p>
      <text:p text:style-name="P3"><text:s text:c="12"/><text:span text:style-name="T2">if </text:span><text:span text:style-name="T3">(name.equals(</text:span><text:span text:style-name="T8">"Bob"</text:span><text:span text:style-name="T3">)) {</text:span></text:p>
      <text:p text:style-name="P3"><text:s text:c="16"/><text:span text:style-name="T3">var2 = </text:span><text:span text:style-name="T9">0</text:span><text:span text:style-name="T2">;</text:span></text:p>
      <text:p text:style-name="P3"><text:span text:style-name="T1"><text:s text:c="12"/></text:span><text:span text:style-name="T3">}</text:span></text:p>
      <text:p text:style-name="P3"><text:s text:c="12"/><text:span text:style-name="T2">break;</text:span></text:p>
      <text:p text:style-name="P3"><text:soft-page-break/><text:span text:style-name="T1"><text:s text:c="8"/></text:span><text:span text:style-name="T2">case </text:span><text:span text:style-name="T9">79132860</text:span><text:span text:style-name="T3">:</text:span></text:p>
      <text:p text:style-name="P3"><text:s text:c="12"/><text:span text:style-name="T2">if </text:span><text:span text:style-name="T3">(name.equals(</text:span><text:span text:style-name="T8">"Robby"</text:span><text:span text:style-name="T3">)) {</text:span></text:p>
      <text:p text:style-name="P3"><text:s text:c="16"/><text:span text:style-name="T3">var2 = </text:span><text:span text:style-name="T9">1</text:span><text:span text:style-name="T2">;</text:span></text:p>
      <text:p text:style-name="P3"><text:span text:style-name="T1"><text:s text:c="12"/></text:span><text:span text:style-name="T3">}</text:span></text:p>
      <text:p text:style-name="P3"><text:s text:c="8"/><text:span text:style-name="T3">}</text:span></text:p>
      <text:p text:style-name="P3"><text:s text:c="8"/><text:span text:style-name="T2">switch</text:span><text:span text:style-name="T3">(var2) {</text:span></text:p>
      <text:p text:style-name="P3"><text:s text:c="8"/><text:span text:style-name="T2">case </text:span><text:span text:style-name="T9">0</text:span><text:span text:style-name="T3">:</text:span></text:p>
      <text:p text:style-name="P3"><text:s text:c="12"/><text:span text:style-name="T3">System.</text:span><text:span text:style-name="T7">out</text:span><text:span text:style-name="T3">.println(</text:span><text:span text:style-name="T8">"You became a Bob"</text:span><text:span text:style-name="T3">)</text:span><text:span text:style-name="T2">;</text:span></text:p>
      <text:p text:style-name="P4"><text:s text:c="12"/><text:span text:style-name="T3">break;</text:span></text:p>
      <text:p text:style-name="P3"><text:span text:style-name="T1"><text:s text:c="8"/></text:span><text:span text:style-name="T2">case </text:span><text:span text:style-name="T9">1</text:span><text:span text:style-name="T3">:</text:span></text:p>
      <text:p text:style-name="P3"><text:s text:c="12"/><text:span text:style-name="T3">System.</text:span><text:span text:style-name="T7">out</text:span><text:span text:style-name="T3">.println(</text:span><text:span text:style-name="T8">"You're a Robby"</text:span><text:span text:style-name="T3">)</text:span><text:span text:style-name="T2">;</text:span></text:p>
      <text:p text:style-name="P4"><text:s text:c="12"/><text:span text:style-name="T3">break;</text:span></text:p>
      <text:p text:style-name="P3"><text:span text:style-name="T1"><text:s text:c="8"/></text:span><text:span text:style-name="T2">case </text:span><text:span text:style-name="T9">2</text:span><text:span text:style-name="T3">:</text:span></text:p>
      <text:p text:style-name="P3"><text:s text:c="12"/><text:span text:style-name="T3">System.</text:span><text:span text:style-name="T7">out</text:span><text:span text:style-name="T3">.println(</text:span><text:span text:style-name="T8">"You either die a Robert or live long enough to see yourself become a Bob"</text:span><text:span text:style-name="T3">)</text:span><text:span text:style-name="T2">;</text:span></text:p>
      <text:p text:style-name="P4"><text:s text:c="12"/><text:span text:style-name="T3">break;</text:span></text:p>
      <text:p text:style-name="P3"><text:span text:style-name="T1"><text:s text:c="8"/></text:span><text:span text:style-name="T2">default</text:span><text:span text:style-name="T3">:</text:span></text:p>
      <text:p text:style-name="P3"><text:s text:c="12"/><text:span text:style-name="T3">System.</text:span><text:span text:style-name="T7">out</text:span><text:span text:style-name="T3">.println(</text:span><text:span text:style-name="T8">"You are not named Robert"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3"><text:s text:c="4"/><text:span text:style-name="T2">private static void </text:span><text:span text:style-name="T5">LessonOperators</text:span><text:span text:style-name="T3">() {</text:span></text:p>
      <text:p text:style-name="P3"><text:s text:c="8"/><text:span text:style-name="T2">int </text:span><text:span text:style-name="T3">val = </text:span><text:span text:style-name="T9">10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 + </text:span><text:span text:style-name="T9">10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 - </text:span><text:span text:style-name="T9">5</text:span><text:span text:style-name="T3">)</text:span><text:span text:style-name="T2">;</text:span></text:p>
      <text:p text:style-name="P3"><text:span text:style-name="T1"><text:s text:c="8"/></text:span><text:span text:style-name="T2">int </text:span><text:span text:style-name="T3">modVal = </text:span><text:span text:style-name="T9">10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odVal % </text:span><text:span text:style-name="T9">3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</text:span><text:span text:style-name="T8">"increment after: "</text:span><text:span text:style-name="T3">)</text:span><text:span text:style-name="T2">;</text:span></text:p>
      <text:p text:style-name="P3"><text:span text:style-name="T1"><text:s text:c="8"/></text:span><text:span text:style-name="T2">int </text:span><text:span text:style-name="T3">val = val + </text:span><text:span text:style-name="T9">1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++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++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)</text:span><text:span text:style-name="T2">;</text:span></text:p>
      <text:p text:style-name="P3"><text:span text:style-name="T1"><text:s text:c="8"/></text:span><text:span text:style-name="T3">val = </text:span><text:span text:style-name="T9">10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</text:span><text:span text:style-name="T8">"increment before: "</text:span><text:span text:style-name="T3">)</text:span><text:span text:style-name="T2">;</text:span></text:p>
      <text:p text:style-name="P3"><text:span text:style-name="T1"><text:s text:c="8"/></text:span><text:span text:style-name="T3">val = val + </text:span><text:span text:style-name="T9">1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)</text:span><text:span text:style-name="T2">;</text:span></text:p>
      <text:p text:style-name="P3"><text:span text:style-name="T1"><text:s text:c="8"/></text:span><text:span text:style-name="T3">++val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)</text:span><text:span text:style-name="T2">;</text:span></text:p>
      <text:p text:style-name="P3"><text:span text:style-name="T1"><text:s text:c="8"/></text:span><text:span text:style-name="T3">++val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val)</text:span><text:span text:style-name="T2">;</text:span></text:p>
      <text:p text:style-name="P3"><text:span text:style-name="T1"><text:s text:c="8"/></text:span><text:span text:style-name="T3">val = </text:span><text:span text:style-name="T9">10</text:span><text:span text:style-name="T2">;</text:span></text:p>
      <text:p text:style-name="P3"><text:span text:style-name="T1"><text:s text:c="8"/></text:span><text:span text:style-name="T2">int </text:span><text:span text:style-name="T3">anotherVal = </text:span><text:span text:style-name="T9">10</text:span><text:span text:style-name="T2">;</text:span></text:p>
      <text:p text:style-name="P3"><text:span text:style-name="T1"><text:s text:c="8"/></text:span><text:span text:style-name="T2">if </text:span><text:span text:style-name="T3">(val == anotherVal) {</text:span></text:p>
      <text:p text:style-name="P3"><text:s text:c="12"/><text:span text:style-name="T3">System.</text:span><text:span text:style-name="T7">out</text:span><text:span text:style-name="T3">.println(</text:span><text:span text:style-name="T8">"Equal"</text:span><text:span text:style-name="T3">)</text:span><text:span text:style-name="T2">;</text:span></text:p>
      <text:p text:style-name="P3"><text:span text:style-name="T1"><text:s text:c="8"/></text:span><text:span text:style-name="T3">} </text:span><text:span text:style-name="T2">else if </text:span><text:span text:style-name="T3">(val != anotherVal) {</text:span></text:p>
      <text:p text:style-name="P3"><text:s text:c="12"/><text:span text:style-name="T3">System.</text:span><text:span text:style-name="T7">out</text:span><text:span text:style-name="T3">.println(</text:span><text:span text:style-name="T8">"Not Equal"</text:span><text:span text:style-name="T3">)</text:span><text:span text:style-name="T2">;</text:span></text:p>
      <text:p text:style-name="P3"><text:span text:style-name="T1"><text:s text:c="8"/></text:span><text:span text:style-name="T3">} </text:span><text:span text:style-name="T2">else </text:span><text:span text:style-name="T3">{</text:span></text:p>
      <text:p text:style-name="P3"><text:s text:c="12"/><text:span text:style-name="T3">System.</text:span><text:span text:style-name="T7">out</text:span><text:span text:style-name="T3">.println(</text:span><text:span text:style-name="T8">"What did you do wrong?"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2">if </text:span><text:span text:style-name="T3">((val != </text:span><text:span text:style-name="T9">10 </text:span><text:span text:style-name="T3">|| anotherVal != </text:span><text:span text:style-name="T9">20</text:span><text:span text:style-name="T3">) &amp;&amp; anotherVal != </text:span><text:span text:style-name="T9">10</text:span><text:span text:style-name="T3">) {</text:span></text:p>
      <text:p text:style-name="P3"><text:s text:c="12"/><text:span text:style-name="T3">System.</text:span><text:span text:style-name="T7">out</text:span><text:span text:style-name="T3">.println(</text:span><text:span text:style-name="T8">"Not Equal"</text:span><text:span text:style-name="T3">)</text:span><text:span text:style-name="T2">;</text:span></text:p>
      <text:p text:style-name="P3"><text:span text:style-name="T1"><text:s text:c="8"/></text:span><text:span text:style-name="T3">} </text:span><text:span text:style-name="T2">else </text:span><text:span text:style-name="T3">{</text:span></text:p>
      <text:p text:style-name="P3"><text:s text:c="12"/><text:span text:style-name="T3">System.</text:span><text:span text:style-name="T7">out</text:span><text:span text:style-name="T3">.println(</text:span><text:span text:style-name="T8">"Equal"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2">if </text:span><text:span text:style-name="T3">(val != </text:span><text:span text:style-name="T9">10</text:span><text:span text:style-name="T3">) {</text:span></text:p>
      <text:p text:style-name="P3"><text:s text:c="12"/><text:span text:style-name="T3">System.</text:span><text:span text:style-name="T7">out</text:span><text:span text:style-name="T3">.println(</text:span><text:span text:style-name="T8">"True"</text:span><text:span text:style-name="T3">)</text:span><text:span text:style-name="T2">;</text:span></text:p>
      <text:p text:style-name="P3"><text:soft-page-break/><text:span text:style-name="T1"><text:s text:c="8"/></text:span><text:span text:style-name="T3">} </text:span><text:span text:style-name="T2">else </text:span><text:span text:style-name="T3">{</text:span></text:p>
      <text:p text:style-name="P3"><text:s text:c="12"/><text:span text:style-name="T3">System.</text:span><text:span text:style-name="T7">out</text:span><text:span text:style-name="T3">.println(</text:span><text:span text:style-name="T8">"False"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3"><text:s text:c="4"/><text:span text:style-name="T2">private static void </text:span><text:span text:style-name="T5">LessonLists</text:span><text:span text:style-name="T3">() {</text:span></text:p>
      <text:p text:style-name="P3"><text:s text:c="8"/><text:span text:style-name="T3">List&lt;String&gt; myStringCollection = </text:span><text:span text:style-name="T2">new </text:span><text:span text:style-name="T3">ArrayList()</text:span><text:span text:style-name="T2">;</text:span></text:p>
      <text:p text:style-name="P3"><text:span text:style-name="T1"><text:s text:c="8"/></text:span><text:span text:style-name="T3">myStringCollection.add(</text:span><text:span text:style-name="T8">"1st String"</text:span><text:span text:style-name="T3">)</text:span><text:span text:style-name="T2">;</text:span></text:p>
      <text:p text:style-name="P3"><text:span text:style-name="T1"><text:s text:c="8"/></text:span><text:span text:style-name="T3">myStringCollection.add(</text:span><text:span text:style-name="T8">"2nd String"</text:span><text:span text:style-name="T3">)</text:span><text:span text:style-name="T2">;</text:span></text:p>
      <text:p text:style-name="P3"><text:span text:style-name="T1"><text:s text:c="8"/></text:span><text:span text:style-name="T3">myStringCollection.add(</text:span><text:span text:style-name="T8">"3rd String"</text:span><text:span text:style-name="T3">)</text:span><text:span text:style-name="T2">;</text:span></text:p>
      <text:p text:style-name="P3"><text:span text:style-name="T1"><text:s text:c="8"/></text:span><text:span text:style-name="T3">myStringCollection.add(</text:span><text:span text:style-name="T8">"4th String"</text:span><text:span text:style-name="T3">)</text:span><text:span text:style-name="T2">;</text:span></text:p>
      <text:p text:style-name="P3"><text:span text:style-name="T1"><text:s text:c="8"/></text:span><text:span text:style-name="T3">myStringCollection.add(</text:span><text:span text:style-name="T8">"5th String"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StringCollection)</text:span><text:span text:style-name="T2">;</text:span></text:p>
      <text:p text:style-name="P3"><text:span text:style-name="T1"><text:s text:c="8"/></text:span><text:span text:style-name="T3">Iterator var1 = myStringCollection.iterator()</text:span><text:span text:style-name="T2">;</text:span></text:p>
      <text:p text:style-name="P3"><text:span text:style-name="T1"><text:s text:c="8"/></text:span><text:span text:style-name="T2">while</text:span><text:span text:style-name="T3">(var1.hasNext()) {</text:span></text:p>
      <text:p text:style-name="P3"><text:s text:c="12"/><text:span text:style-name="T3">String singleString = (String)var1.next()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ln(singleString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3">List&lt;Integer&gt; myIntCollection = </text:span><text:span text:style-name="T2">new </text:span><text:span text:style-name="T3">ArrayList()</text:span><text:span text:style-name="T2">;</text:span></text:p>
      <text:p text:style-name="P3"><text:span text:style-name="T1"><text:s text:c="8"/></text:span><text:span text:style-name="T3">myIntCollection.add(</text:span><text:span text:style-name="T9">10</text:span><text:span text:style-name="T3">)</text:span><text:span text:style-name="T2">;</text:span></text:p>
      <text:p text:style-name="P3"><text:span text:style-name="T1"><text:s text:c="8"/></text:span><text:span text:style-name="T3">myIntCollection.add(</text:span><text:span text:style-name="T9">20</text:span><text:span text:style-name="T3">)</text:span><text:span text:style-name="T2">;</text:span></text:p>
      <text:p text:style-name="P3"><text:span text:style-name="T1"><text:s text:c="8"/></text:span><text:span text:style-name="T3">myIntCollection.add(</text:span><text:span text:style-name="T9">30</text:span><text:span text:style-name="T3">)</text:span><text:span text:style-name="T2">;</text:span></text:p>
      <text:p text:style-name="P3"><text:span text:style-name="T1"><text:s text:c="8"/></text:span><text:span text:style-name="T3">myIntCollection.add(</text:span><text:span text:style-name="T9">40</text:span><text:span text:style-name="T3">)</text:span><text:span text:style-name="T2">;</text:span></text:p>
      <text:p text:style-name="P3"><text:span text:style-name="T1"><text:s text:c="8"/></text:span><text:span text:style-name="T3">myIntCollection.add(</text:span><text:span text:style-name="T9">50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IntCollection)</text:span><text:span text:style-name="T2">;</text:span></text:p>
      <text:p text:style-name="P3"><text:span text:style-name="T1"><text:s text:c="8"/></text:span><text:span text:style-name="T3">Iterator var8 = myIntCollection.iterator()</text:span><text:span text:style-name="T2">;</text:span></text:p>
      <text:p text:style-name="P3"><text:span text:style-name="T1"><text:s text:c="8"/></text:span><text:span text:style-name="T2">while</text:span><text:span text:style-name="T3">(var8.hasNext()) {</text:span></text:p>
      <text:p text:style-name="P3"><text:s text:c="12"/><text:span text:style-name="T3">Integer singleInt = (Integer)var8.next()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ln(singleInt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3">String[] myStringArray = </text:span><text:span text:style-name="T2">new </text:span><text:span text:style-name="T3">String[]{</text:span><text:span text:style-name="T8">"1st"</text:span><text:span text:style-name="T2">, </text:span><text:span text:style-name="T8">"2nd"</text:span><text:span text:style-name="T2">, </text:span><text:span text:style-name="T8">"3rd"</text:span><text:span text:style-name="T2">, </text:span><text:span text:style-name="T8">"4th"</text:span><text:span text:style-name="T2">, </text:span><text:span text:style-name="T8">"5th"</text:span><text:span text:style-name="T3">}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StringArray)</text:span><text:span text:style-name="T2">;</text:span></text:p>
      <text:p text:style-name="P3"><text:span text:style-name="T1"><text:s text:c="8"/></text:span><text:span text:style-name="T3">String[] var10 = myStringArray</text:span><text:span text:style-name="T2">;</text:span></text:p>
      <text:p text:style-name="P3"><text:span text:style-name="T1"><text:s text:c="8"/></text:span><text:span text:style-name="T2">int </text:span><text:span text:style-name="T3">var4 = myStringArray.</text:span><text:span text:style-name="T6">length</text:span><text:span text:style-name="T2">;</text:span></text:p>
      <text:p text:style-name="P3"><text:span text:style-name="T1"><text:s text:c="8"/></text:span><text:span text:style-name="T2">for</text:span><text:span text:style-name="T3">(</text:span><text:span text:style-name="T2">int </text:span><text:span text:style-name="T3">var5 = </text:span><text:span text:style-name="T9">0</text:span><text:span text:style-name="T2">; </text:span><text:span text:style-name="T3">var5 &lt; var4</text:span><text:span text:style-name="T2">; </text:span><text:span text:style-name="T3">++var5) {</text:span></text:p>
      <text:p text:style-name="P3"><text:s text:c="12"/><text:span text:style-name="T3">String singleString = var10[var5]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ln(singleString)</text:span><text:span text:style-name="T2">;</text:span></text:p>
      <text:p text:style-name="P3"><text:span text:style-name="T1"><text:s text:c="8"/></text:span><text:span text:style-name="T3">}</text:span></text:p>
      <text:p text:style-name="P3"><text:s text:c="4"/><text:span text:style-name="T3">}</text:span></text:p>
      <text:p text:style-name="P3"><text:s text:c="4"/><text:span text:style-name="T2">private static void </text:span><text:span text:style-name="T5">LessonStrings</text:span><text:span text:style-name="T3">() {</text:span></text:p>
      <text:p text:style-name="P3"><text:s text:c="8"/><text:span text:style-name="T3">String firstString = </text:span><text:span text:style-name="T8">""</text:span><text:span text:style-name="T2">;</text:span></text:p>
      <text:p text:style-name="P3"><text:span text:style-name="T1"><text:s text:c="8"/></text:span><text:span text:style-name="T3">firstString = </text:span><text:span text:style-name="T8">"something"</text:span><text:span text:style-name="T2">;</text:span></text:p>
      <text:p text:style-name="P3"><text:span text:style-name="T1"><text:s text:c="8"/></text:span><text:span text:style-name="T3">firstString = </text:span><text:span text:style-name="T2">null;</text:span></text:p>
      <text:p text:style-name="P3"><text:span text:style-name="T1"><text:s text:c="8"/></text:span><text:span text:style-name="T2">if </text:span><text:span text:style-name="T3">(firstString != </text:span><text:span text:style-name="T2">null </text:span><text:span text:style-name="T3">&amp;&amp; !firstString.isEmpty()) {</text:span></text:p>
      <text:p text:style-name="P3"><text:s text:c="12"/><text:span text:style-name="T3">System.</text:span><text:span text:style-name="T7">out</text:span><text:span text:style-name="T3">.println(</text:span><text:span text:style-name="T8">"String has a value"</text:span><text:span text:style-name="T3">)</text:span><text:span text:style-name="T2">;</text:span></text:p>
      <text:p text:style-name="P3"><text:span text:style-name="T1"><text:s text:c="8"/></text:span><text:span text:style-name="T3">} </text:span><text:span text:style-name="T2">else </text:span><text:span text:style-name="T3">{</text:span></text:p>
      <text:p text:style-name="P3"><text:s text:c="12"/><text:span text:style-name="T3">System.</text:span><text:span text:style-name="T7">out</text:span><text:span text:style-name="T3">.println(</text:span><text:span text:style-name="T8">"String is empty"</text:span><text:span text:style-name="T3">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3">firstString = </text:span><text:span text:style-name="T8">"another value"</text:span><text:span text:style-name="T2">;</text:span></text:p>
      <text:p text:style-name="P3"><text:span text:style-name="T1"><text:s text:c="8"/></text:span><text:span text:style-name="T2">for</text:span><text:span text:style-name="T3">(</text:span><text:span text:style-name="T2">int </text:span><text:span text:style-name="T3">x = </text:span><text:span text:style-name="T9">0</text:span><text:span text:style-name="T2">; </text:span><text:span text:style-name="T3">x &lt;= </text:span><text:span text:style-name="T9">100</text:span><text:span text:style-name="T2">; </text:span><text:span text:style-name="T3">++x) {</text:span></text:p>
      <text:p text:style-name="P3"><text:s text:c="12"/><text:span text:style-name="T3">firstString = </text:span><text:span text:style-name="T8">"new value " </text:span><text:span text:style-name="T3">+ Integer.</text:span><text:span text:style-name="T4">toString</text:span><text:span text:style-name="T3">(x)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ln(firstString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3">StringBuilder myStringBuilder = </text:span><text:span text:style-name="T2">new </text:span><text:span text:style-name="T3">StringBuilder()</text:span><text:span text:style-name="T2">;</text:span></text:p>
      <text:p text:style-name="P3"><text:span text:style-name="T1"><text:s text:c="8"/></text:span><text:span text:style-name="T2">for</text:span><text:span text:style-name="T3">(</text:span><text:span text:style-name="T2">int </text:span><text:span text:style-name="T3">x = </text:span><text:span text:style-name="T9">0</text:span><text:span text:style-name="T2">; </text:span><text:span text:style-name="T3">x &lt;= </text:span><text:span text:style-name="T9">100</text:span><text:span text:style-name="T2">; </text:span><text:span text:style-name="T3">++x) {</text:span></text:p>
      <text:p text:style-name="P3"><text:s text:c="12"/><text:span text:style-name="T3">myStringBuilder.append(</text:span><text:span text:style-name="T8">"new value with string builder "</text:span><text:span text:style-name="T3">).append(Integer.</text:span><text:span text:style-name="T4">toString</text:span><text:span text:style-name="T3">(x)).append(</text:span><text:span text:style-name="T8">"</text:span><text:span text:style-name="T2">\n</text:span><text:span text:style-name="T8">"</text:span><text:span text:style-name="T3">)</text:span><text:span text:style-name="T2">;</text:span></text:p>
      <text:p text:style-name="P3"><text:soft-page-break/><text:span text:style-name="T1"><text:s text:c="8"/></text:span><text:span text:style-name="T3">}</text:span></text:p>
      <text:p text:style-name="P3"><text:s text:c="8"/><text:span text:style-name="T3">System.</text:span><text:span text:style-name="T7">out</text:span><text:span text:style-name="T3">.println(myStringBuilder)</text:span><text:span text:style-name="T2">;</text:span></text:p>
      <text:p text:style-name="P3"><text:span text:style-name="T1"><text:s text:c="8"/></text:span><text:span text:style-name="T3">String myName = </text:span><text:span text:style-name="T8">"Connor"</text:span><text:span text:style-name="T2">;</text:span></text:p>
      <text:p text:style-name="P3"><text:span text:style-name="T1"><text:s text:c="8"/></text:span><text:span text:style-name="T2">int </text:span><text:span text:style-name="T3">indexOf = myName.indexOf(</text:span><text:span text:style-name="T8">"r"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indexOf)</text:span><text:span text:style-name="T2">;</text:span></text:p>
      <text:p text:style-name="P3"><text:span text:style-name="T1"><text:s text:c="8"/></text:span><text:span text:style-name="T2">int </text:span><text:span text:style-name="T3">lastIndexOf = myName.lastIndexOf(</text:span><text:span text:style-name="T8">"o"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lastIndexOf)</text:span><text:span text:style-name="T2">;</text:span></text:p>
      <text:p text:style-name="P3"><text:span text:style-name="T1"><text:s text:c="8"/></text:span><text:span text:style-name="T3">String largeString = </text:span><text:span text:style-name="T8">"This is a longer string"</text:span><text:span text:style-name="T2">;</text:span></text:p>
      <text:p text:style-name="P3"><text:span text:style-name="T1"><text:s text:c="8"/></text:span><text:span text:style-name="T2">char</text:span><text:span text:style-name="T3">[] var6 = largeString.toCharArray()</text:span><text:span text:style-name="T2">;</text:span></text:p>
      <text:p text:style-name="P3"><text:span text:style-name="T1"><text:s text:c="8"/></text:span><text:span text:style-name="T2">int </text:span><text:span text:style-name="T3">var7 = var6.</text:span><text:span text:style-name="T6">length</text:span><text:span text:style-name="T2">;</text:span></text:p>
      <text:p text:style-name="P3"><text:span text:style-name="T1"><text:s text:c="8"/></text:span><text:span text:style-name="T2">for</text:span><text:span text:style-name="T3">(</text:span><text:span text:style-name="T2">int </text:span><text:span text:style-name="T3">var8 = </text:span><text:span text:style-name="T9">0</text:span><text:span text:style-name="T2">; </text:span><text:span text:style-name="T3">var8 &lt; var7</text:span><text:span text:style-name="T2">; </text:span><text:span text:style-name="T3">++var8) {</text:span></text:p>
      <text:p text:style-name="P3"><text:s text:c="12"/><text:span text:style-name="T2">char </text:span><text:span text:style-name="T3">c = var6[var8]</text:span><text:span text:style-name="T2">;</text:span></text:p>
      <text:p text:style-name="P3"><text:span text:style-name="T1"><text:s text:c="12"/></text:span><text:span text:style-name="T3">System.</text:span><text:span text:style-name="T7">out</text:span><text:span text:style-name="T3">.println(c)</text:span><text:span text:style-name="T2">;</text:span></text:p>
      <text:p text:style-name="P3"><text:span text:style-name="T1"><text:s text:c="8"/></text:span><text:span text:style-name="T3">}</text:span></text:p>
      <text:p text:style-name="P3"><text:s text:c="8"/><text:span text:style-name="T3">String partofLargeString = largeString.substring(</text:span><text:span text:style-name="T9">8</text:span><text:span text:style-name="T2">, </text:span><text:span text:style-name="T9">16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partofLargeString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2">private static void </text:span><text:span text:style-name="T5">LessonDataTypes</text:span><text:span text:style-name="T3">() {</text:span></text:p>
      <text:p text:style-name="P3"><text:s text:c="8"/><text:span text:style-name="T2">boolean </text:span><text:span text:style-name="T3">myBool = </text:span><text:span text:style-name="T2">false;</text:span></text:p>
      <text:p text:style-name="P3"><text:span text:style-name="T1"><text:s text:c="8"/></text:span><text:span text:style-name="T2">int </text:span><text:span text:style-name="T3">myInt = </text:span><text:span text:style-name="T9">4</text:span><text:span text:style-name="T2">;</text:span></text:p>
      <text:p text:style-name="P3"><text:span text:style-name="T1"><text:s text:c="8"/></text:span><text:span text:style-name="T3">String myString = </text:span><text:span text:style-name="T8">"some words"</text:span><text:span text:style-name="T2">;</text:span></text:p>
      <text:p text:style-name="P3"><text:span text:style-name="T1"><text:s text:c="8"/></text:span><text:span text:style-name="T3">Date myDate = </text:span><text:span text:style-name="T2">new </text:span><text:span text:style-name="T3">Date(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Bool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Int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String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myDate)</text:span><text:span text:style-name="T2">;</text:span></text:p>
      <text:p text:style-name="P3"><text:span text:style-name="T1"><text:s text:c="8"/></text:span><text:span text:style-name="T3">String numberString = </text:span><text:span text:style-name="T8">"341"</text:span><text:span text:style-name="T2">;</text:span></text:p>
      <text:p text:style-name="P3"><text:span text:style-name="T1"><text:s text:c="8"/></text:span><text:span text:style-name="T2">int </text:span><text:span text:style-name="T3">intFromString = Integer.</text:span><text:span text:style-name="T4">parseInt</text:span><text:span text:style-name="T3">(numberString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intFromString)</text:span><text:span text:style-name="T2">;</text:span></text:p>
      <text:p text:style-name="P3"><text:span text:style-name="T1"><text:s text:c="8"/></text:span><text:span text:style-name="T2">int </text:span><text:span text:style-name="T3">i = </text:span><text:span text:style-name="T9">312</text:span><text:span text:style-name="T2">;</text:span></text:p>
      <text:p text:style-name="P3"><text:span text:style-name="T1"><text:s text:c="8"/></text:span><text:span text:style-name="T3">String stringFromInt = Integer.</text:span><text:span text:style-name="T4">toString</text:span><text:span text:style-name="T3">(i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stringFromInt)</text:span><text:span text:style-name="T2">;</text:span></text:p>
      <text:p text:style-name="P3"><text:span text:style-name="T1"><text:s text:c="8"/></text:span><text:span text:style-name="T3">String stringFromDate = myDate.toString(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stringFromDate)</text:span><text:span text:style-name="T2">;</text:span></text:p>
      <text:p text:style-name="P3"><text:span text:style-name="T1"><text:s text:c="4"/></text:span><text:span text:style-name="T3">}</text:span></text:p>
      <text:p text:style-name="P3"><text:s text:c="4"/><text:span text:style-name="T2">private static void </text:span><text:span text:style-name="T5">LessonVariables</text:span><text:span text:style-name="T3">() {</text:span></text:p>
      <text:p text:style-name="P3"><text:s text:c="8"/><text:span text:style-name="T3">String lastName = </text:span><text:span text:style-name="T8">"McEvoy"</text:span><text:span text:style-name="T2">;</text:span></text:p>
      <text:p text:style-name="P3"><text:span text:style-name="T1"><text:s text:c="8"/></text:span><text:span text:style-name="T3">String firstName = </text:span><text:span text:style-name="T8">"Connor"</text:span><text:span text:style-name="T2">;</text:span></text:p>
      <text:p text:style-name="P3"><text:span text:style-name="T1"><text:s text:c="8"/></text:span><text:span text:style-name="T3">String middleName = </text:span><text:span text:style-name="T8">"Matthew"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firstName + </text:span><text:span text:style-name="T8">" " </text:span><text:span text:style-name="T3">+ middleName + </text:span><text:span text:style-name="T8">" " </text:span><text:span text:style-name="T3">+ lastName)</text:span><text:span text:style-name="T2">;</text:span></text:p>
      <text:p text:style-name="P3"><text:span text:style-name="T1"><text:s text:c="8"/></text:span><text:span text:style-name="T3">Scanner reader = </text:span><text:span text:style-name="T2">new </text:span><text:span text:style-name="T3">Scanner(System.</text:span><text:span text:style-name="T7">in</text:span><text:span text:style-name="T3">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(</text:span><text:span text:style-name="T8">"Enter Your Name: "</text:span><text:span text:style-name="T3">)</text:span><text:span text:style-name="T2">;</text:span></text:p>
      <text:p text:style-name="P3"><text:span text:style-name="T1"><text:s text:c="8"/></text:span><text:span text:style-name="T3">String input = reader.nextLine()</text:span><text:span text:style-name="T2">;</text:span></text:p>
      <text:p text:style-name="P3"><text:span text:style-name="T1"><text:s text:c="8"/></text:span><text:span text:style-name="T3">System.</text:span><text:span text:style-name="T7">out</text:span><text:span text:style-name="T3">.println(input)</text:span><text:span text:style-name="T2">;</text:span></text:p>
      <text:p text:style-name="P3"><text:span text:style-name="T1"><text:s text:c="4"/></text:span><text:span text:style-name="T3">}</text:span></text:p>
      <text:p text:style-name="P5">}</text:p>
      <text:p text:style-name="Standard"><text:bookmark-end text:name="__DdeLink__25_16499314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0:17:05.583559882</meta:creation-date>
    <dc:date>2021-08-23T11:27:32.935517492</dc:date>
    <meta:editing-duration>PT1H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212" meta:word-count="647" meta:character-count="7173" meta:non-whitespace-character-count="4974"/>
  </office:meta>
</office:document-meta>
</file>